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rlito" svg:font-family="Carlito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language="fr" fo:country="FR" officeooo:rsid="001ae3c9" officeooo:paragraph-rsid="001ae3c9"/>
    </style:style>
    <style:style style:name="P2" style:family="paragraph" style:parent-style-name="Text_20_body">
      <style:text-properties fo:language="fr" fo:country="FR" officeooo:rsid="001ae3c9" officeooo:paragraph-rsid="001ae3c9"/>
    </style:style>
    <style:style style:name="P3" style:family="paragraph" style:parent-style-name="Text_20_body" style:list-style-name="L1">
      <style:text-properties fo:language="fr" fo:country="FR" officeooo:rsid="001c76ad" officeooo:paragraph-rsid="001c76ad"/>
    </style:style>
    <style:style style:name="P4" style:family="paragraph" style:parent-style-name="Text_20_body">
      <style:text-properties fo:language="fr" fo:country="FR" officeooo:rsid="001c76ad" officeooo:paragraph-rsid="001c76ad"/>
    </style:style>
    <style:style style:name="P5" style:family="paragraph" style:parent-style-name="Text_20_body" style:list-style-name="L1">
      <style:text-properties fo:language="fr" fo:country="FR" officeooo:rsid="001e41c7" officeooo:paragraph-rsid="001e41c7"/>
    </style:style>
    <style:style style:name="T1" style:family="text">
      <style:text-properties officeooo:rsid="0020a2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93799745" text:style-name="L1">
        <text:list-item>
          <text:p text:style-name="P1">La bataille navale de <text:span text:style-name="T1">M</text:span>endeleiv:</text:p>
        </text:list-item>
      </text:list>
      <text:p text:style-name="P2">faire deviner quel atomes on regarde en donnant son symbole, son nombre de proton etc.</text:p>
      <text:list xml:id="list100403133945470" text:continue-numbering="true" text:style-name="L1">
        <text:list-item>
          <text:p text:style-name="P3">la bataille (avec conversion)</text:p>
        </text:list-item>
      </text:list>
      <text:p text:style-name="P4">comme une bataille mais les valeurs des cartes sont des distances et il faut les convertir pour savoir qui gagne</text:p>
      <text:list xml:id="list100404396520846" text:continue-numbering="true" text:style-name="L1">
        <text:list-item>
          <text:p text:style-name="P5">en général : tout joue avec de l'int<text:span text:style-name="T1">e</text:span>raction, on remplace/ajoute de la PC</text:p>
        </text:list-item>
        <text:list-item>
          <text:p text:style-name="P5">e</text:p>
        </text:list-item>
        <text:list-item>
          <text:p text:style-name="P5">e</text:p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rlito" svg:font-family="Carlito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rlito" fo:font-size="10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Carlito" fo:font-size="10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rlito" fo:font-family="Carlito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rlito" fo:font-family="Carlito" style:font-family-generic="swiss" fo:font-size="12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rlito" fo:font-family="Carlito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rlito" fo:font-family="Carlito" style:font-family-generic="swiss" fo:font-size="12pt"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1-04-28T10:04:02.722877349</dc:date>
    <dc:creator>J Cercy</dc:creator>
    <meta:editing-duration>PT5M28S</meta:editing-duration>
    <meta:editing-cycles>5</meta:editing-cycles>
    <meta:document-statistic meta:table-count="0" meta:image-count="0" meta:object-count="0" meta:page-count="1" meta:paragraph-count="8" meta:word-count="65" meta:character-count="340" meta:non-whitespace-character-count="288"/>
  </office:meta>
</office:document-meta>
</file>